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15%"/>
      <style:text-properties officeooo:rsid="00295726" officeooo:paragraph-rsid="00295726"/>
    </style:style>
    <style:style style:name="P2" style:family="paragraph" style:parent-style-name="Text_20_body">
      <style:paragraph-properties fo:line-height="115%"/>
      <style:text-properties officeooo:rsid="002d5b9f" officeooo:paragraph-rsid="002d5b9f"/>
    </style:style>
    <style:style style:name="P3" style:family="paragraph" style:parent-style-name="Text_20_body">
      <style:paragraph-properties fo:line-height="115%"/>
      <style:text-properties officeooo:rsid="002f4cf5" officeooo:paragraph-rsid="003f0a21"/>
    </style:style>
    <style:style style:name="P4" style:family="paragraph" style:parent-style-name="Text_20_body">
      <style:paragraph-properties fo:line-height="115%"/>
      <style:text-properties officeooo:rsid="002b2dd5" officeooo:paragraph-rsid="00344ebd"/>
    </style:style>
    <style:style style:name="P5" style:family="paragraph" style:parent-style-name="Text_20_body">
      <style:paragraph-properties fo:line-height="115%"/>
      <style:text-properties fo:font-weight="bold" officeooo:rsid="002d22b8" officeooo:paragraph-rsid="002d22b8" style:font-weight-asian="bold" style:font-weight-complex="bold"/>
    </style:style>
    <style:style style:name="P6" style:family="paragraph" style:parent-style-name="Text_20_body">
      <style:paragraph-properties fo:line-height="115%"/>
      <style:text-properties officeooo:rsid="00312a1e" officeooo:paragraph-rsid="00312a1e"/>
    </style:style>
    <style:style style:name="P7" style:family="paragraph" style:parent-style-name="Text_20_body">
      <style:paragraph-properties fo:line-height="115%"/>
      <style:text-properties fo:font-weight="normal" officeooo:rsid="00332521" officeooo:paragraph-rsid="00332521" style:font-weight-asian="normal" style:font-weight-complex="normal"/>
    </style:style>
    <style:style style:name="P8" style:family="paragraph" style:parent-style-name="Text_20_body">
      <style:paragraph-properties fo:line-height="115%"/>
      <style:text-properties officeooo:rsid="001a2b14" officeooo:paragraph-rsid="001a2b14"/>
    </style:style>
    <style:style style:name="P9" style:family="paragraph" style:parent-style-name="Text_20_body">
      <style:paragraph-properties fo:line-height="115%"/>
      <style:text-properties officeooo:rsid="001ce252" officeooo:paragraph-rsid="001ce252"/>
    </style:style>
    <style:style style:name="P10" style:family="paragraph" style:parent-style-name="Text_20_body">
      <style:paragraph-properties fo:line-height="115%"/>
      <style:text-properties officeooo:rsid="001f0680" officeooo:paragraph-rsid="001f0680"/>
    </style:style>
    <style:style style:name="P11" style:family="paragraph" style:parent-style-name="Text_20_body">
      <style:paragraph-properties fo:line-height="115%"/>
      <style:text-properties officeooo:rsid="002071f6" officeooo:paragraph-rsid="002071f6"/>
    </style:style>
    <style:style style:name="P12" style:family="paragraph" style:parent-style-name="Text_20_body">
      <style:paragraph-properties fo:line-height="115%"/>
      <style:text-properties officeooo:rsid="0026a0b5" officeooo:paragraph-rsid="0028da14"/>
    </style:style>
    <style:style style:name="P13" style:family="paragraph" style:parent-style-name="Text_20_body">
      <style:paragraph-properties fo:line-height="115%"/>
      <style:text-properties officeooo:rsid="0026a0b5" officeooo:paragraph-rsid="00344ebd"/>
    </style:style>
    <style:style style:name="P14" style:family="paragraph" style:parent-style-name="Text_20_body">
      <style:paragraph-properties fo:line-height="115%"/>
      <style:text-properties officeooo:rsid="00155b2c" officeooo:paragraph-rsid="00155b2c"/>
    </style:style>
    <style:style style:name="P15" style:family="paragraph" style:parent-style-name="Text_20_body">
      <style:paragraph-properties fo:line-height="115%"/>
      <style:text-properties officeooo:rsid="003d3e2d" officeooo:paragraph-rsid="003d3e2d"/>
    </style:style>
    <style:style style:name="P16" style:family="paragraph" style:parent-style-name="Heading_20_2">
      <style:paragraph-properties fo:line-height="115%"/>
    </style:style>
    <style:style style:name="P17" style:family="paragraph" style:parent-style-name="Text_20_body" style:list-style-name="L1">
      <style:paragraph-properties fo:line-height="115%"/>
      <style:text-properties fo:font-weight="bold" officeooo:rsid="00312a1e" officeooo:paragraph-rsid="00312a1e" style:font-weight-asian="bold" style:font-weight-complex="bold"/>
    </style:style>
    <style:style style:name="P18" style:family="paragraph" style:parent-style-name="Text_20_body" style:list-style-name="L1">
      <style:paragraph-properties fo:line-height="115%"/>
      <style:text-properties fo:font-weight="bold" officeooo:rsid="0044dc0a" officeooo:paragraph-rsid="0044dc0a" style:font-weight-asian="bold" style:font-weight-complex="bold"/>
    </style:style>
    <style:style style:name="P19" style:family="paragraph" style:parent-style-name="Text_20_body" style:list-style-name="L1">
      <style:paragraph-properties fo:line-height="115%"/>
      <style:text-properties fo:font-weight="normal" officeooo:rsid="00312a1e" officeooo:paragraph-rsid="00312a1e" style:font-weight-asian="normal" style:font-weight-complex="normal"/>
    </style:style>
    <style:style style:name="P20" style:family="paragraph" style:parent-style-name="Text_20_body" style:list-style-name="L1">
      <style:paragraph-properties fo:line-height="115%"/>
      <style:text-properties fo:font-weight="normal" officeooo:rsid="00332521" officeooo:paragraph-rsid="00332521" style:font-weight-asian="normal" style:font-weight-complex="normal"/>
    </style:style>
    <style:style style:name="T1" style:family="text">
      <style:text-properties officeooo:rsid="0011dfd6"/>
    </style:style>
    <style:style style:name="T2" style:family="text">
      <style:text-properties officeooo:rsid="001488dd"/>
    </style:style>
    <style:style style:name="T3" style:family="text">
      <style:text-properties officeooo:rsid="001c1eb1"/>
    </style:style>
    <style:style style:name="T4" style:family="text">
      <style:text-properties officeooo:rsid="001ce252"/>
    </style:style>
    <style:style style:name="T5" style:family="text">
      <style:text-properties officeooo:rsid="001d81dd"/>
    </style:style>
    <style:style style:name="T6" style:family="text">
      <style:text-properties officeooo:rsid="002071f6"/>
    </style:style>
    <style:style style:name="T7" style:family="text">
      <style:text-properties officeooo:rsid="002265ea"/>
    </style:style>
    <style:style style:name="T8" style:family="text">
      <style:text-properties officeooo:rsid="0026a0b5"/>
    </style:style>
    <style:style style:name="T9" style:family="text">
      <style:text-properties officeooo:rsid="0027258f"/>
    </style:style>
    <style:style style:name="T10" style:family="text">
      <style:text-properties officeooo:rsid="0028da14"/>
    </style:style>
    <style:style style:name="T11" style:family="text">
      <style:text-properties officeooo:rsid="002bf2e1" fo:background-color="#fff5ce" loext:char-shading-value="0"/>
    </style:style>
    <style:style style:name="T12" style:family="text">
      <style:text-properties officeooo:rsid="0034018c" fo:background-color="#fff5ce" loext:char-shading-value="0"/>
    </style:style>
    <style:style style:name="T13" style:family="text">
      <style:text-properties officeooo:rsid="003809f5" fo:background-color="#fff5ce" loext:char-shading-value="0"/>
    </style:style>
    <style:style style:name="T14" style:family="text">
      <style:text-properties officeooo:rsid="002b2dd5"/>
    </style:style>
    <style:style style:name="T15" style:family="text">
      <style:text-properties officeooo:rsid="002bf2e1"/>
    </style:style>
    <style:style style:name="T16" style:family="text">
      <style:text-properties officeooo:rsid="002d5b9f"/>
    </style:style>
    <style:style style:name="T17" style:family="text">
      <style:text-properties officeooo:rsid="002f4cf5"/>
    </style:style>
    <style:style style:name="T18" style:family="text">
      <style:text-properties officeooo:rsid="00302396"/>
    </style:style>
    <style:style style:name="T19" style:family="text">
      <style:text-properties officeooo:rsid="00312a1e"/>
    </style:style>
    <style:style style:name="T20" style:family="text">
      <style:text-properties fo:font-weight="bold" style:font-weight-asian="bold" style:font-weight-complex="bold"/>
    </style:style>
    <style:style style:name="T21" style:family="text">
      <style:text-properties officeooo:rsid="00332521"/>
    </style:style>
    <style:style style:name="T22" style:family="text">
      <style:text-properties officeooo:rsid="00344ebd"/>
    </style:style>
    <style:style style:name="T23" style:family="text">
      <style:text-properties style:use-window-font-color="true" loext:opacity="0%" fo:background-color="transparent" loext:char-shading-value="0"/>
    </style:style>
    <style:style style:name="T24" style:family="text">
      <style:text-properties style:use-window-font-color="true" loext:opacity="0%" officeooo:rsid="00344ebd" fo:background-color="transparent" loext:char-shading-value="0"/>
    </style:style>
    <style:style style:name="T25" style:family="text">
      <style:text-properties style:use-window-font-color="true" loext:opacity="0%" officeooo:rsid="002d5b9f" fo:background-color="transparent" loext:char-shading-value="0"/>
    </style:style>
    <style:style style:name="T26" style:family="text">
      <style:text-properties style:use-window-font-color="true" loext:opacity="0%" officeooo:rsid="002bf2e1" fo:background-color="transparent" loext:char-shading-value="0"/>
    </style:style>
    <style:style style:name="T27" style:family="text">
      <style:text-properties officeooo:rsid="00363eb9"/>
    </style:style>
    <style:style style:name="T28" style:family="text">
      <style:text-properties officeooo:rsid="003809f5"/>
    </style:style>
    <style:style style:name="T29" style:family="text">
      <style:text-properties officeooo:rsid="003d3e2d"/>
    </style:style>
    <style:style style:name="T30" style:family="text">
      <style:text-properties officeooo:rsid="003f0a21"/>
    </style:style>
    <style:style style:name="T31" style:family="text">
      <style:text-properties officeooo:rsid="003f6a4b"/>
    </style:style>
    <style:style style:name="T32" style:family="text">
      <style:text-properties officeooo:rsid="0040eabf"/>
    </style:style>
    <style:style style:name="T33" style:family="text">
      <style:text-properties officeooo:rsid="0044dc0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Introduction – <text:span text:style-name="T1">Draft</text:span></text:h>
      <text:p text:style-name="P5">Käy läpi: <text:span text:style-name="T17">kirjoitettu ennen tutkimusta? Referenssit (myös ‘ennen tutkimusta’) *</text:span><text:span text:style-name="T19">ANN and India? Why do we focus on fi and swe?</text:span></text:p>
      <text:p text:style-name="P8">Solar energy production <text:span text:style-name="T3">continues to grow</text:span> as countries are transitioning to <text:span text:style-name="T3">using </text:span>renewable energy sources. The production is also increasing in the high latitudes, where the light conditions in summer provide a good resource. However, the fluctuating nature of solar energy can cause problems with grid integration, which leads to financial losses and reduced use. To help with such issues, solar energy is often forecasted, either by forecasting power production itself or one of the main components affecting production, i.e. solar irradiance. For the forecasts to help with planning, they <text:span text:style-name="T3">must</text:span> be accurate and reliable, and therefore tested and validated for the right conditions. Despite the <text:span text:style-name="T3">existence</text:span> of various methods for forecasting solar irradiance, none have been made for specifically the high latitudes. <text:span text:style-name="T3">In this dissertation, w</text:span>e want to <text:span text:style-name="T4">find out</text:span> whether solar forecasts can be made for the high latitudes, <text:span text:style-name="T3">by developing and validating one solar energy forecasting method</text:span>.</text:p>
      <text:p text:style-name="P9">Many countries currently aim <text:span text:style-name="T5">towards carbon neutrality; </text:span><text:span text:style-name="T2">The European Commission is aiming for Europe the be the first climate-neutral continent (ref </text:span><text:span text:style-name="T5">p3?</text:span><text:span text:style-name="T2">), and Finland and Sweden are aiming to be carbon neutral by 2035 and 2045, respectively (ref </text:span><text:span text:style-name="T5">p3</text:span><text:span text:style-name="T2">). </text:span><text:span text:style-name="T5">Shifting to climate neutral energy sources is part of this change, with solar energy the largest growing </text:span><text:span text:style-name="T28">energy</text:span><text:span text:style-name="T5"> source in the EU (ref p3). With the increase in use of solar energy seen already, the required technology has advanced and the costs have reduced, resulting in solar energy having the lowest costs in energy production in some countries (ref p3). </text:span><text:span text:style-name="T13">Currently solar energy production in Finland is. … <text:s/>and Sweden… Small scale production has also increased xxx in xxx.</text:span></text:p>
      <text:p text:style-name="P10">To enable the aimed large scale solar energy production, the challenges related to solar energy must be adressed. Solar energy is an inherently fluctuating energy source, meaning that the energy production can plummet – or recover – in a matter of seconds. The energy grid, however, needs to remain stable, with production and consumption in balance. To avoid grid instability, the <text:span text:style-name="T6">energy</text:span> integration is managed in various ways, e.g. load-following power plants, energy storage, importing <text:span text:style-name="T6">electricity</text:span> etc. Trading and curtailment are <text:span text:style-name="T6">also </text:span>used to control the amount of electricity entered into the grid, which may lead to financial losses in case of unexpected <text:span text:style-name="T6">changes in solar energy production.</text:span></text:p>
      <text:p text:style-name="P11">The issues related to the fluctuations and arising challenges, are often managed by forecasting solar energy production. Forecasting allows to plan production <text:span text:style-name="T7">and trading, enabling optimised use of the available production. Solar energy can be predicted through forecasting </text:span><text:span text:style-name="T32">PV </text:span><text:span text:style-name="T7">production directly, or through forecasting solar irradiance. Here irradiance refers to incoming global horizontal radiation (GHI, also SSR, Surface Solar Radiation). </text:span><text:span text:style-name="T8">With forecasting irradiance, an additional method is needed for converting the forecasted irradiance into PV production, but the main errors are usually related to forecasting irradiance.</text:span></text:p>
      <text:p text:style-name="P12">Irradiance <text:span text:style-name="T9">has distinct and well defined annual and diurnal cycles, but the short term variability is caused by attenuation in the atmosphere. In Northern Europe, clouds have the largest effect, </text:span><text:span text:style-name="T10">while</text:span><text:span text:style-name="T9"> water vapour, aerosols, etc. play a minor part. Clouds can cause strong changes in irradiance on a minute to daily scale, which is why it is natural for solar forecasting to focus on forecasting cloudiness. </text:span></text:p>
      <text:p text:style-name="P12"/>
      <text:p text:style-name="P12"><text:soft-page-break/></text:p>
      <text:p text:style-name="P13"><text:span text:style-name="T9">Various methods to forecast irradiance have been developed, with differences in their </text:span><text:span text:style-name="T10">availability, </text:span><text:span text:style-name="T9">temporal frequency, forecast horizon and spatial suitability. </text:span><text:span text:style-name="T22">In situ irradiance measurements would give the best information of the current situation, but irradiance measurements usually have very low spatial coverage. Observations are therefore generally used only in validations.</text:span><text:span text:style-name="T10"> </text:span><text:span text:style-name="T22">Irradiance forcasting m</text:span><text:span text:style-name="T14">ethods are often divided by time-scale into short, medium and long-term forecasts, referring to intra-hour, intra-day and next day forecasts. Another categorisation is by type of method into statistical </text:span><text:span text:style-name="T29">or data-driven</text:span><text:span text:style-name="T14"> methods, i.e. ones using historical data, and physical methods, which aim at solving the physical state of the atmosphere and consequently its future development.</text:span></text:p>
      <text:p text:style-name="P4">Methods based on imagery, e.g. satellite images or sky cameras, see the recent situation of clouds, resulting in high accuracy with very near time forecasts. These forecasts are usually good for some hours forward. Satellite-based methods can be very simple and have good spatial coverage, but <text:span text:style-name="T22">they rely </text:span><text:span text:style-name="T24">on frequent images to attain the cloud movement field. The images are therefore retrieved from sensors </text:span><text:span text:style-name="T23">sensors onboard geostationary satellites, </text:span><text:span text:style-name="T24">whose measurement uncertainty</text:span><text:span text:style-name="T25"> </text:span><text:span text:style-name="T24">increases significantly</text:span><text:span text:style-name="T26"> when approaching the high latitudes. M</text:span><text:span text:style-name="T15">ost </text:span><text:span text:style-name="T27">such </text:span><text:span text:style-name="T15">methods </text:span><text:span text:style-name="T16">have</text:span><text:span text:style-name="T15"> only </text:span><text:span text:style-name="T16">been </text:span><text:span text:style-name="T15">validated for lower latitudes, leaving the question on </text:span><text:span text:style-name="T28">what the impact of this uncertainty is on the quality of the forecasts</text:span><text:span text:style-name="T15">. </text:span><text:span text:style-name="T11">*</text:span><text:span text:style-name="T12">Does here need something on the satellite method, that brings forth india paper?</text:span></text:p>
      <text:p text:style-name="P2">For the next day onwards, NWP <text:span text:style-name="T17">models</text:span> are generally known to be superior. <text:span text:style-name="T17">As a high-end physical method, NWP models are able to predict change better than methods based on projecting the current situation into the future. NWP models are able to create new clouds, and evolve their shape and movement through the forecast. Particularly operational NWP models are very well developed and advanced (they get a lot of attention). However, their main focus is usually not solar forecasting, and they are not easily available or accessible to all users. Their validation also has focus elsewhere, and operational NWP models have not been specifically validated for solar forecasting in the high latitudes.</text:span></text:p>
      <text:p text:style-name="P15">NWP model data can be used in PV forecasting also through data-driven models. Data-driven models, such as ANN, are often trained with NWP data, and they have the ability to take into account for instance shading issues, which neither NWP nor satellite-based methods <text:span text:style-name="T30">themselves can do. However, NWP data is not always available, in which case irradiance or PV power measurements can be used in training instead. This may lead to some degrading of the accuracy of the forecasts.</text:span></text:p>
      <text:p text:style-name="P3">To know whether solar irradiance forecasts can be made for the high latitudes, we have developed and validated forecasting systems specifically for this area. Our aim is to know <text:span text:style-name="T18">whether simple forecasting systems can have potential, and whether the complex models can be adapted for this purpose. We use satellite-based and NWP methods, </text:span><text:span text:style-name="T32">as well as a data-driven ANN model for PV forecasting</text:span><text:span text:style-name="T18">. Satellite-based methods have been shown to work well in other areas, they are simple, and with accurate knowledge on the current situation of clouds, they perform well for the near future. Operational NWP methods on the other hand, are advanced and well maintained, produce forecasts regularly, and are generally known to provide the best forecasts for longer lead times. </text:span><text:span text:style-name="T30">NWP methods also have a role in the training of data-driven </text:span><text:span text:style-name="T32">PV forecast </text:span><text:span text:style-name="T30">models, which can be superior with shading effects.</text:span></text:p>
      <text:p text:style-name="P3"><text:span text:style-name="T18">This combination of methods would provide high accuracy irradiance forecasts for a lead time of less than one hour to </text:span><text:span text:style-name="T19">past the next day, enabling the planning of solar energy production and </text:span><text:soft-page-break/><text:span text:style-name="T19">therefore growth of solar energy. The study is focused on the area of Finland and Sweden, as they well represent the high latitude area for solar energy production in Europe.</text:span></text:p>
      <text:p text:style-name="P6">This thesis aims to find whether it is possible to forecast solar energy in high latitudes. This question is addressed through the following research questions:</text:p>
      <text:list xml:id="list55710737" text:style-name="L1">
        <text:list-item>
          <text:p text:style-name="P17">Can irradiance be forecasted in high latitudes with satellite-based methods?</text:p>
          <text:p text:style-name="P19">In <text:span text:style-name="T20">paper I</text:span> we first test the algorithm for estimating GHI with a dataset based on satellite imagery. In <text:span text:style-name="T20">paper II </text:span>we use this algorithm as a base to develop a method specifically for the high latitudes. The development includes validating and choosing the clear-sky component, validating the irradiance estimates, and developing and validating the final forecast. The validations are made against <text:span text:style-name="T21">in situ</text:span> irradiance measurements in Finland and compared to persistence forecasts.</text:p>
        </text:list-item>
        <text:list-item>
          <text:p text:style-name="P17">Can irradiance be forecasted in high latitudes with NWP-based methods? How do they compare to the satellite-based methods?</text:p>
          <text:p text:style-name="P20">In <text:span text:style-name="T20">paper III</text:span> we validate the GHI forecasts from the operational NWP models, the MetCoOp Ensemble Prediction system (MEPS) and MNWC, against in situ irradiance measurements in Finland and Sweden. The NWP forecasts are also compared to forecasts from the satellite-based and persistence methods, to find their comparative performance.</text:p>
        </text:list-item>
        <text:list-item>
          <text:p text:style-name="P18">How does training an ANN-based PV forecasting model with observations instead of NWP data affect the accuracy of the forecasts?</text:p>
          <text:p text:style-name="P20">In <text:span text:style-name="T20">paper IV </text:span>an ANN model <text:span text:style-name="T31">for forecasting solar PV output </text:span>is <text:span text:style-name="T30">trained</text:span> and <text:span text:style-name="T30">tested </text:span>for Finland. T<text:span text:style-name="T31">he use of NWP data in the model training is compared to training with weather observations.</text:span></text:p>
        </text:list-item>
      </text:list>
      <text:p text:style-name="P7">This thesis is structured as follows. In section x we introduce the satellite-based data and methods and in section x the NWP models. In section x we explain the comparisons. Section x shows the results, followed by the discussion and summary.</text:p>
      <text:p text:style-name="P1"/>
      <text:h text:style-name="Heading_20_2" text:outline-level="2">Refs:</text:h>
      <text:p text:style-name="P14">Finland renewable energy aims: https://tem.fi/documents/1410877/2132096/Finland%E2%80%99s+long-term+strategy+to+reduce+greenhouse+gases.pdf/349f33bb-11bb-a22a-5cfc-b0c482615c4b/Finland%E2%80%99s+long-term+strategy+to+reduce+greenhouse+gases.pdf?t=159341796558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12:48:48.206118652</meta:creation-date>
    <meta:generator>LibreOffice/7.3.7.2$Linux_X86_64 LibreOffice_project/30$Build-2</meta:generator>
    <dc:date>2023-03-10T13:42:07.368003962</dc:date>
    <meta:editing-duration>PT3H12M24S</meta:editing-duration>
    <meta:editing-cycles>20</meta:editing-cycles>
    <meta:document-statistic meta:table-count="0" meta:image-count="0" meta:object-count="0" meta:page-count="3" meta:paragraph-count="23" meta:word-count="1447" meta:character-count="9573" meta:non-whitespace-character-count="8147"/>
  </office:meta>
</office:document-meta>
</file>